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3da5" officeooo:paragraph-rsid="00163da5"/>
    </style:style>
    <style:style style:name="P2" style:family="paragraph" style:parent-style-name="Text_20_body">
      <style:text-properties officeooo:rsid="00180fe7" officeooo:paragraph-rsid="00180fe7"/>
    </style:style>
    <style:style style:name="P3" style:family="paragraph" style:parent-style-name="Text_20_body">
      <style:text-properties officeooo:rsid="001ce9e3" officeooo:paragraph-rsid="001ce9e3"/>
    </style:style>
    <style:style style:name="P4" style:family="paragraph" style:parent-style-name="Text_20_body">
      <style:text-properties officeooo:rsid="00234622" officeooo:paragraph-rsid="00234622"/>
    </style:style>
    <style:style style:name="P5" style:family="paragraph" style:parent-style-name="Text_20_body">
      <style:text-properties fo:font-style="normal" officeooo:rsid="00234622" officeooo:paragraph-rsid="00234622" style:font-style-asian="normal" style:font-style-complex="normal"/>
    </style:style>
    <style:style style:name="P6" style:family="paragraph" style:parent-style-name="Text_20_body">
      <style:text-properties fo:font-style="normal" officeooo:rsid="002628a4" officeooo:paragraph-rsid="002628a4" style:font-style-asian="normal" style:font-style-complex="normal"/>
    </style:style>
    <style:style style:name="P7" style:family="paragraph" style:parent-style-name="Text_20_body">
      <style:text-properties fo:font-style="normal" officeooo:rsid="01d1d08e" officeooo:paragraph-rsid="01d1d08e" style:font-style-asian="normal" style:font-style-complex="normal"/>
    </style:style>
    <style:style style:name="P8" style:family="paragraph" style:parent-style-name="Text_20_body">
      <style:text-properties officeooo:rsid="00272cbb" officeooo:paragraph-rsid="00272cbb"/>
    </style:style>
    <style:style style:name="P9" style:family="paragraph" style:parent-style-name="Text_20_body">
      <style:text-properties officeooo:paragraph-rsid="01cce6bc"/>
    </style:style>
    <style:style style:name="P10" style:family="paragraph" style:parent-style-name="Text_20_body">
      <style:text-properties officeooo:paragraph-rsid="01cf4614"/>
    </style:style>
    <style:style style:name="P11" style:family="paragraph" style:parent-style-name="Text_20_body">
      <style:text-properties officeooo:rsid="01cf4614" officeooo:paragraph-rsid="01cf4614"/>
    </style:style>
    <style:style style:name="P12" style:family="paragraph" style:parent-style-name="Text_20_body">
      <style:text-properties officeooo:rsid="01d1d08e" officeooo:paragraph-rsid="01d1d08e"/>
    </style:style>
    <style:style style:name="P13" style:family="paragraph" style:parent-style-name="Text_20_body">
      <style:text-properties officeooo:paragraph-rsid="0029ea8d"/>
    </style:style>
    <style:style style:name="P14" style:family="paragraph" style:parent-style-name="Preformatted_20_Text">
      <style:text-properties officeooo:rsid="001ce9e3" officeooo:paragraph-rsid="001ce9e3"/>
    </style:style>
    <style:style style:name="P15" style:family="paragraph" style:parent-style-name="Preformatted_20_Text">
      <style:text-properties fo:color="#000000" style:font-name="Liberation Mono" fo:font-size="9pt" fo:font-style="normal" officeooo:rsid="00234622" officeooo:paragraph-rsid="00234622" style:font-style-asian="normal" style:font-style-complex="normal"/>
    </style:style>
    <style:style style:name="P16" style:family="paragraph" style:parent-style-name="Preformatted_20_Text">
      <loext:graphic-properties draw:fill="solid" draw:fill-color="#ffffff" draw:opacity="100%"/>
      <style:paragraph-properties fo:background-color="#ffffff"/>
      <style:text-properties fo:color="#000000" style:font-name="Liberation Mono" fo:font-size="9pt"/>
    </style:style>
    <style:style style:name="P17" style:family="paragraph" style:parent-style-name="Preformatted_20_Text">
      <loext:graphic-properties draw:fill="solid" draw:fill-color="#ffffff" draw:opacity="100%"/>
      <style:paragraph-properties fo:background-color="#ffffff"/>
      <style:text-properties fo:color="#000000"/>
    </style:style>
    <style:style style:name="P18" style:family="paragraph" style:parent-style-name="Preformatted_20_Text">
      <loext:graphic-properties draw:fill="solid" draw:fill-color="#ffffff" draw:opacity="100%"/>
      <style:paragraph-properties fo:background-color="#ffffff"/>
    </style:style>
    <style:style style:name="P19" style:family="paragraph" style:parent-style-name="Preformatted_20_Text">
      <loext:graphic-properties draw:fill="solid" draw:fill-color="#ffffff" draw:opacity="100%"/>
      <style:paragraph-properties fo:background-color="#ffffff"/>
      <style:text-properties fo:color="#808000" style:font-name="Liberation Mono" fo:font-size="9pt"/>
    </style:style>
    <style:style style:name="P2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style:style>
    <style:style style:name="P2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officeooo:rsid="002628a4" officeooo:paragraph-rsid="002628a4"/>
    </style:style>
    <style:style style:name="P22" style:family="paragraph" style:parent-style-name="Title">
      <style:text-properties officeooo:rsid="0015d06d" officeooo:paragraph-rsid="0015d06d"/>
    </style:style>
    <style:style style:name="P23" style:family="paragraph" style:parent-style-name="Subtitle">
      <style:text-properties officeooo:paragraph-rsid="002eede8"/>
    </style:style>
    <style:style style:name="P24" style:family="paragraph" style:parent-style-name="Heading">
      <style:text-properties officeooo:rsid="01d9d1aa" officeooo:paragraph-rsid="01d9d1aa"/>
    </style:style>
    <style:style style:name="P25" style:family="paragraph" style:parent-style-name="Heading">
      <style:text-properties officeooo:rsid="01dc17ce" officeooo:paragraph-rsid="01dc17ce"/>
    </style:style>
    <style:style style:name="P26" style:family="paragraph" style:parent-style-name="Heading_20_1">
      <style:text-properties officeooo:rsid="00163da5" officeooo:paragraph-rsid="00163da5"/>
    </style:style>
    <style:style style:name="P27" style:family="paragraph" style:parent-style-name="Heading_20_1">
      <style:text-properties officeooo:rsid="00202406" officeooo:paragraph-rsid="00202406"/>
    </style:style>
    <style:style style:name="P28" style:family="paragraph" style:parent-style-name="Heading_20_1">
      <style:text-properties officeooo:rsid="01d74d95" officeooo:paragraph-rsid="01d74d95"/>
    </style:style>
    <style:style style:name="P29" style:family="paragraph" style:parent-style-name="Heading_20_2">
      <style:text-properties officeooo:rsid="00234622" officeooo:paragraph-rsid="00234622"/>
    </style:style>
    <style:style style:name="P30" style:family="paragraph" style:parent-style-name="Heading_20_2">
      <style:text-properties officeooo:rsid="0028a1e4" officeooo:paragraph-rsid="0028a1e4"/>
    </style:style>
    <style:style style:name="P31" style:family="paragraph" style:parent-style-name="Heading_20_3" style:list-style-name="L2"/>
    <style:style style:name="P32" style:family="paragraph" style:parent-style-name="Preformatted_20_Text">
      <style:text-properties officeooo:paragraph-rsid="01d9d1aa"/>
    </style:style>
    <style:style style:name="P33" style:family="paragraph" style:parent-style-name="Text_20_body" style:list-style-name="L1">
      <style:text-properties fo:font-style="normal" officeooo:rsid="002511c4" officeooo:paragraph-rsid="002511c4" style:font-style-asian="normal" style:font-style-complex="normal"/>
    </style:style>
    <style:style style:name="P34" style:family="paragraph" style:parent-style-name="Text_20_body" style:list-style-name="L2">
      <style:text-properties officeooo:paragraph-rsid="01d1d08e"/>
    </style:style>
    <style:style style:name="P35" style:family="paragraph" style:parent-style-name="Text_20_body">
      <style:text-properties officeooo:rsid="01d74d95" officeooo:paragraph-rsid="01d74d95"/>
    </style:style>
    <style:style style:name="P36" style:family="paragraph" style:parent-style-name="Text_20_body">
      <style:text-properties officeooo:paragraph-rsid="01d81da7"/>
    </style:style>
    <style:style style:name="P37" style:family="paragraph" style:parent-style-name="Text_20_body">
      <style:text-properties officeooo:paragraph-rsid="01d9d1aa"/>
    </style:style>
    <style:style style:name="P38" style:family="paragraph" style:parent-style-name="Text_20_body">
      <style:text-properties officeooo:rsid="0021bfb5" officeooo:paragraph-rsid="0021bfb5"/>
    </style:style>
    <style:style style:name="P39" style:family="paragraph" style:parent-style-name="Text_20_body" style:list-style-name="L3">
      <style:text-properties officeooo:rsid="01dc17ce" officeooo:paragraph-rsid="01dc17ce"/>
    </style:style>
    <style:style style:name="P40" style:family="paragraph" style:parent-style-name="Text_20_body" style:list-style-name="L3"/>
    <style:style style:name="P41" style:family="paragraph" style:parent-style-name="Text_20_body" style:list-style-name="L3">
      <style:text-properties officeooo:paragraph-rsid="01dc17ce"/>
    </style:style>
    <style:style style:name="T1" style:family="text">
      <style:text-properties officeooo:rsid="00180fe7"/>
    </style:style>
    <style:style style:name="T2" style:family="text">
      <style:text-properties fo:color="#000000" style:font-name="Liberation Mono" fo:font-size="9pt"/>
    </style:style>
    <style:style style:name="T3" style:family="text">
      <style:text-properties fo:color="#000000" style:font-name="Liberation Mono" fo:font-size="9pt" officeooo:rsid="00180fe7"/>
    </style:style>
    <style:style style:name="T4" style:family="text">
      <style:text-properties fo:color="#000000" style:font-name="Liberation Mono" fo:font-size="9pt" officeooo:rsid="00199839"/>
    </style:style>
    <style:style style:name="T5" style:family="text">
      <style:text-properties fo:color="#000000" style:font-name="Ubuntu Mono" fo:font-size="10.5pt" fo:font-style="normal" fo:font-weight="normal" officeooo:rsid="01cf4614" style:font-size-asian="10.5pt" style:font-style-asian="normal" style:font-weight-asian="normal" style:font-weight-complex="normal"/>
    </style:style>
    <style:style style:name="T6" style:family="text">
      <style:text-properties fo:color="#000000" style:font-name="Ubuntu Mono" fo:font-size="10.5pt" fo:font-style="normal" fo:font-weight="normal" style:font-size-asian="10.5pt" style:font-style-asian="normal" style:font-weight-asian="normal" style:font-weight-complex="normal"/>
    </style:style>
    <style:style style:name="T7" style:family="text">
      <style:text-properties fo:color="#000000" style:font-name="Ubuntu Mono" fo:font-size="10.5pt" fo:font-style="normal" fo:font-weight="normal" officeooo:rsid="01dc17ce" style:font-size-asian="10.5pt" style:font-style-asian="normal" style:font-weight-asian="normal" style:font-weight-complex="normal"/>
    </style:style>
    <style:style style:name="T8" style:family="text">
      <style:text-properties fo:color="#000000" style:font-name="Ubuntu Mono" fo:font-size="10.5pt" fo:font-style="normal" fo:font-weight="bold" style:font-size-asian="10.5pt" style:font-style-asian="normal" style:font-weight-asian="bold" style:font-weight-complex="bold"/>
    </style:style>
    <style:style style:name="T9" style:family="text">
      <style:text-properties officeooo:rsid="00199839"/>
    </style:style>
    <style:style style:name="T10" style:family="text">
      <style:text-properties officeooo:rsid="001ce9e3"/>
    </style:style>
    <style:style style:name="T11" style:family="text">
      <style:text-properties fo:font-style="italic" style:font-style-asian="italic" style:font-style-complex="italic"/>
    </style:style>
    <style:style style:name="T12" style:family="text">
      <style:text-properties fo:font-style="italic" officeooo:rsid="002628a4" style:font-style-asian="italic" style:font-style-complex="italic"/>
    </style:style>
    <style:style style:name="T13" style:family="text">
      <style:text-properties fo:font-style="italic" officeooo:rsid="001ce9e3" style:font-style-asian="italic" style:font-style-complex="italic"/>
    </style:style>
    <style:style style:name="T14" style:family="text">
      <style:text-properties fo:font-style="italic" officeooo:rsid="0028a1e4" style:font-style-asian="italic" style:font-style-complex="italic"/>
    </style:style>
    <style:style style:name="T15" style:family="text">
      <style:text-properties fo:font-style="italic" officeooo:rsid="01d9d1aa" style:font-style-asian="italic" style:font-style-complex="italic"/>
    </style:style>
    <style:style style:name="T16" style:family="text">
      <style:text-properties fo:font-style="italic" fo:font-weight="normal" officeooo:rsid="01cce6bc"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021bfb5" style:font-style-asian="normal" style:font-style-complex="normal"/>
    </style:style>
    <style:style style:name="T19" style:family="text">
      <style:text-properties fo:font-style="normal" officeooo:rsid="002628a4" style:font-style-asian="normal" style:font-style-complex="normal"/>
    </style:style>
    <style:style style:name="T20" style:family="text">
      <style:text-properties fo:font-style="normal" officeooo:rsid="01cf4614" style:font-style-asian="normal" style:font-style-complex="normal"/>
    </style:style>
    <style:style style:name="T21" style:family="text">
      <style:text-properties fo:font-style="normal" officeooo:rsid="0029ea8d" style:font-style-asian="normal" style:font-style-complex="normal"/>
    </style:style>
    <style:style style:name="T22" style:family="text">
      <style:text-properties fo:font-style="normal" officeooo:rsid="01d1d08e" style:font-style-asian="normal" style:font-style-complex="normal"/>
    </style:style>
    <style:style style:name="T23" style:family="text">
      <style:text-properties fo:font-style="normal" officeooo:rsid="01d25552" style:font-style-asian="normal" style:font-style-complex="normal"/>
    </style:style>
    <style:style style:name="T24" style:family="text">
      <style:text-properties fo:font-style="normal" officeooo:rsid="001ce9e3" style:font-style-asian="normal" style:font-style-complex="normal"/>
    </style:style>
    <style:style style:name="T25" style:family="text">
      <style:text-properties fo:font-style="normal" officeooo:rsid="01d9d1aa" style:font-style-asian="normal" style:font-style-complex="normal"/>
    </style:style>
    <style:style style:name="T26" style:family="text">
      <style:text-properties fo:font-style="normal" officeooo:rsid="0028a1e4" style:font-style-asian="normal" style:font-style-complex="normal"/>
    </style:style>
    <style:style style:name="T27" style:family="text">
      <style:text-properties fo:font-style="normal" officeooo:rsid="01dc17ce" style:font-style-asian="normal" style:font-style-complex="normal"/>
    </style:style>
    <style:style style:name="T28" style:family="text">
      <style:text-properties fo:font-style="normal" fo:font-weight="normal" officeooo:rsid="01cce6bc" style:font-style-asian="normal" style:font-weight-asian="normal" style:font-style-complex="normal" style:font-weight-complex="normal"/>
    </style:style>
    <style:style style:name="T29" style:family="text">
      <style:text-properties fo:font-style="normal" fo:font-weight="normal" officeooo:rsid="01cf4614" style:font-style-asian="normal" style:font-weight-asian="normal" style:font-style-complex="normal" style:font-weight-complex="normal"/>
    </style:style>
    <style:style style:name="T30" style:family="text">
      <style:text-properties fo:font-style="normal" fo:font-weight="normal" officeooo:rsid="01d1211e" style:font-style-asian="normal" style:font-weight-asian="normal" style:font-style-complex="normal" style:font-weight-complex="normal"/>
    </style:style>
    <style:style style:name="T31" style:family="text">
      <style:text-properties officeooo:rsid="001e6bab"/>
    </style:style>
    <style:style style:name="T32" style:family="text">
      <style:text-properties fo:color="#000080" fo:font-weight="bold"/>
    </style:style>
    <style:style style:name="T33" style:family="text">
      <style:text-properties fo:color="#000080" style:font-name="Liberation Mono" fo:font-size="9pt" fo:font-weight="bold"/>
    </style:style>
    <style:style style:name="T34" style:family="text">
      <style:text-properties officeooo:rsid="002511c4"/>
    </style:style>
    <style:style style:name="T35" style:family="text">
      <style:text-properties style:font-name="Liberation Mono" fo:font-size="9pt"/>
    </style:style>
    <style:style style:name="T36" style:family="text">
      <style:text-properties style:font-name="Liberation Mono" fo:font-size="9pt" fo:font-style="italic"/>
    </style:style>
    <style:style style:name="T37" style:family="text">
      <style:text-properties fo:color="#808080"/>
    </style:style>
    <style:style style:name="T38" style:family="text">
      <style:text-properties fo:color="#008000" style:font-name="Liberation Mono" fo:font-size="9pt" fo:font-weight="bold"/>
    </style:style>
    <style:style style:name="T39" style:family="text">
      <style:text-properties officeooo:rsid="002628a4"/>
    </style:style>
    <style:style style:name="T40" style:family="text">
      <style:text-properties style:font-name="Liberation Mono1" fo:font-size="10pt" officeooo:rsid="01cf4614" style:font-name-asian="DejaVu Sans Mono" style:font-size-asian="10pt" style:font-name-complex="Liberation Mono1" style:font-size-complex="10pt"/>
    </style:style>
    <style:style style:name="T41" style:family="text">
      <style:text-properties style:font-name="Liberation Mono1" fo:font-size="10pt" fo:font-style="normal" officeooo:rsid="01d1d08e" style:font-size-asian="10pt" style:font-style-asian="normal" style:font-size-complex="10pt" style:font-style-complex="normal"/>
    </style:style>
    <style:style style:name="T42" style:family="text">
      <style:text-properties officeooo:rsid="01cf4614"/>
    </style:style>
    <style:style style:name="T43" style:family="text">
      <style:text-properties officeooo:rsid="022dda61"/>
    </style:style>
    <style:style style:name="T44" style:family="text">
      <style:text-properties style:font-name="Liberation Sans" fo:font-size="18pt" officeooo:rsid="01d43514" style:font-name-asian="Noto Sans CJK SC" style:font-size-asian="18pt" style:font-name-complex="Lohit Devanagari" style:font-size-complex="18pt"/>
    </style:style>
    <style:style style:name="T45" style:family="text">
      <style:text-properties style:font-name="Liberation Sans" fo:font-size="18pt" officeooo:rsid="01d4f373" style:font-name-asian="Noto Sans CJK SC" style:font-size-asian="18pt" style:font-name-complex="Lohit Devanagari" style:font-size-complex="18pt"/>
    </style:style>
    <style:style style:name="T46" style:family="text">
      <style:text-properties officeooo:rsid="01d1211e"/>
    </style:style>
    <style:style style:name="T47" style:family="text">
      <style:text-properties officeooo:rsid="01d81da7"/>
    </style:style>
    <style:style style:name="T48" style:family="text">
      <style:text-properties officeooo:rsid="01d9d1aa"/>
    </style:style>
    <style:style style:name="T49" style:family="text">
      <style:text-properties officeooo:rsid="0028a1e4"/>
    </style:style>
    <style:style style:name="T50" style:family="text">
      <style:text-properties officeooo:rsid="01dc17c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Writing an Extension in Java</text:p>
      <text:p text:style-name="P23"><text:span text:style-name="T43">Version 1.</text:span><text:span text:style-name="T44">3.</text:span><text:span text:style-name="T45">1</text:span></text:p>
      <text:h text:style-name="P26" text:outline-level="1">Introduction</text:h>
      <text:p text:style-name="P1">QDL has its own system for writing module<text:span text:style-name="T42">s</text:span>, but some times you need to add functionality that is not in the base system. You may write your own custom Java code and import it. It will function like any other QDL module. It is really quite simple. There are two interfaces the you need to implement, one for functions and one for variables and over-ride a single method to load it all. </text:p>
      <text:h text:style-name="Heading_20_1" text:outline-level="1">Modules</text:h>
      <text:p text:style-name="P2">A module the basic “encapsulated unit of execution” in QDL. That means that it has its own state and when you execute functions from a module, they execute there. All modules have a URI that identifies them uniquely and a human-readable alias that may be changed to suit the current user needs. Modules may not be nested in the sense that you cannot create a new one inside of one, but you can import them and use them.</text:p>
      <text:h text:style-name="P29" text:outline-level="2">Modules are also factories</text:h>
      <text:p text:style-name="P4">There is a function you must override in a module called </text:p>
      <text:p text:style-name="P15"><text:span text:style-name="T32">public </text:span>Module newInstance(State state);</text:p>
      <text:p text:style-name="P5"/>
      <text:p text:style-name="P5">This will be called whenever you need to create a new instance. <text:span text:style-name="T34">Points to remember are</text:span></text:p>
      <text:list xml:id="list4027950576" text:style-name="L1">
        <text:list-item>
          <text:p text:style-name="P33">create all QFLFunctions and QDLVariables here. Add them to the module</text:p>
        </text:list-item>
        <text:list-item>
          <text:p text:style-name="P33">If the state is not <text:span text:style-name="T11">null</text:span>, call init on your new module.</text:p>
        </text:list-item>
      </text:list>
      <text:p text:style-name="P6">Here is an example (taken from the supplied toolkit) for such a method. The module, named <text:span text:style-name="T11">MyModule</text:span> is created</text:p>
      <text:p text:style-name="P18">public class MyModule extends JavaModule{</text:p>
      <text:p text:style-name="P19"><text:s text:c="2"/>@Override </text:p>
      <text:p text:style-name="P16"><text:span text:style-name="T32"><text:s text:c="2"/>public </text:span>Module newInstance(State state) {</text:p>
      <text:p text:style-name="P17"><text:span text:style-name="T37"><text:s text:c="4"/></text:span><text:span text:style-name="T35">MyModule myModule = </text:span><text:span text:style-name="T33">new </text:span><text:span text:style-name="T35">MyModule(URI.</text:span><text:span text:style-name="T36">create</text:span><text:span text:style-name="T35">(</text:span><text:span text:style-name="T38">"qdl:/examples/java"</text:span><text:span text:style-name="T35">), </text:span><text:span text:style-name="T38">"java"</text:span><text:span text:style-name="T35">);</text:span></text:p>
      <text:p text:style-name="P17"><text:span text:style-name="T37"><text:s text:c="4"/></text:span><text:span text:style-name="T35">ArrayList&lt;QDLFunction&gt; funcs = </text:span><text:span text:style-name="T33">new </text:span><text:span text:style-name="T35">ArrayList&lt;&gt;();</text:span></text:p>
      <text:p text:style-name="P17"><text:s text:c="4"/><text:span text:style-name="T35">funcs.add(</text:span><text:span text:style-name="T33">new </text:span><text:span text:style-name="T35">Concat());</text:span></text:p>
      <text:p text:style-name="P17"><text:span text:style-name="T37"><text:s text:c="4"/></text:span><text:span text:style-name="T35">myModule.addFunctions(funcs);</text:span></text:p>
      <text:p text:style-name="P16"/>
      <text:p text:style-name="P17"><text:span text:style-name="T37"><text:s text:c="4"/></text:span><text:span text:style-name="T35">ArrayList&lt;QDLVariable&gt; vars = </text:span><text:span text:style-name="T33">new </text:span><text:span text:style-name="T35">ArrayList&lt;&gt;();</text:span></text:p>
      <text:p text:style-name="P17"><text:s text:c="4"/><text:span text:style-name="T35">vars.add(</text:span><text:span text:style-name="T33">new </text:span><text:span text:style-name="T35">EGStem());</text:span></text:p>
      <text:p text:style-name="P17"><text:span text:style-name="T37"><text:s text:c="4"/></text:span><text:span text:style-name="T35">myModule.addVariables(vars);</text:span></text:p>
      <text:p text:style-name="P17"><text:span text:style-name="T37"><text:s text:c="4"/></text:span><text:span text:style-name="T33">if</text:span><text:span text:style-name="T35">(state != </text:span><text:span text:style-name="T33">null</text:span><text:span text:style-name="T35">){</text:span></text:p>
      <text:p text:style-name="P17"><text:s text:c="8"/><text:span text:style-name="T35">myModule.init(state);</text:span></text:p>
      <text:p text:style-name="P17"><text:s text:c="4"/><text:span text:style-name="T35">}</text:span></text:p>
      <text:p text:style-name="P17"><text:soft-page-break/><text:s text:c="4"/><text:span text:style-name="T33">return </text:span><text:span text:style-name="T35">myModule;</text:span></text:p>
      <text:p text:style-name="P20"><text:s text:c="2"/>}</text:p>
      <text:p text:style-name="P21">}</text:p>
      <text:p text:style-name="Text_20_body"><text:span text:style-name="T39">The head scratcher here is why is this class creating a new instance of itself? Because this allows the module to produce copies of itself (could have had some sort of a </text:span><text:span text:style-name="T12">clone()</text:span><text:span text:style-name="T19"> method instead too, </text:span><text:span text:style-name="T20">but we don’t mostly to avoid running afoul of the contract for that method in the future</text:span><text:span text:style-name="T19">.) This method will be called whenever anyone </text:span><text:span text:style-name="T12">import</text:span><text:span text:style-name="T19"> s this module with a different alias, allowing for multiple instances of this module.</text:span></text:p>
      <text:h text:style-name="Heading_20_1" text:outline-level="1">Functions</text:h>
      <text:p text:style-name="Text_20_body"><text:span text:style-name="T1">Functions must implement the </text:span><text:span text:style-name="T2">edu.uiuc.ncsa.qdl.extensions.</text:span><text:span text:style-name="T3">QDLFunction </text:span><text:span text:style-name="T1">interface. This has a few methods (refer to the </text:span><text:a xlink:type="simple" xlink:href="https://cilogon.github.io/qdl/apidocs/index.html" text:style-name="Internet_20_link" text:visited-style-name="Visited_20_Internet_20_Link"><text:span text:style-name="T1">Java documentation</text:span></text:a><text:span text:style-name="T1">). The basic way it works is that you tell how many arguments this may accept and when called, you will be given an array of objects which you must use. Note that in order to keep them straight you should specify in the function documentation what you expect the user to supply. <text:s/></text:span></text:p>
      <text:p text:style-name="P2"/>
      <text:h text:style-name="Heading_20_1" text:outline-level="1">Variables</text:h>
      <text:p text:style-name="Text_20_body"><text:span text:style-name="T9">Variables implement the </text:span><text:span text:style-name="T2">edu.uiuc.ncsa.qdl.extensions.</text:span><text:span text:style-name="T4">QDLVariable </text:span><text:span text:style-name="T9">interface. This has two methods, one for the name and one for the value (as an Object). </text:span></text:p>
      <text:h text:style-name="P28" text:outline-level="1">Intrinsic variables and functions</text:h>
      <text:p text:style-name="P35">In standard QDL there is a privacy mechanism for making the state of a module immutable. In Java-based- modules, however, everything is private unless explicitly revealed to the user, so there usually is no reason to define intrinsic items. <text:span text:style-name="T50">Said more plainly, in a Java module everything is intrinsic unless you expose it.</text:span></text:p>
      <text:h text:style-name="P27" text:outline-level="1">Exposing the methods of a class as a function</text:h>
      <text:p text:style-name="P36"><text:span text:style-name="T10">A common construction is to have the module effectively be a single encapsulated class </text:span><text:span text:style-name="T31">and the functions in it expose the underlying Java methods</text:span><text:span text:style-name="T10">. In order to achieve this, you should have the class </text:span><text:span text:style-name="T47">implement the marker interface </text:span><text:span text:style-name="T8">edu.uiuc.ncsa.qdl.extensions.QDLModuleMetaClass</text:span><text:span text:style-name="T10"> and then each QDLFunction will be a </text:span><text:span text:style-name="T13">non-static</text:span><text:span text:style-name="T24"> </text:span><text:span text:style-name="T18">inner </text:span><text:span text:style-name="T24">class. </text:span><text:span text:style-name="T18">Since non-static inner</text:span><text:span text:style-name="T24"> </text:span><text:span text:style-name="T18">classes have access to the state of the enclosing class, this makes much coding quite easy. </text:span><text:span text:style-name="T24">E.g.</text:span></text:p>
      <text:p text:style-name="P32">public <text:span text:style-name="T10">class MyClass </text:span><text:span text:style-name="T40">implements</text:span><text:span text:style-name="T42"> </text:span><text:span text:style-name="T5">QDLModuleMetaClass</text:span><text:span text:style-name="T10">{</text:span></text:p>
      <text:p text:style-name="Preformatted_20_Text"><text:s text:c="3"/>// <text:span text:style-name="T10">whatever you need to make MyClass work. To expose the methods to QDL:</text:span></text:p>
      <text:p text:style-name="Preformatted_20_Text"><text:s text:c="2"/><text:span text:style-name="T10">p</text:span><text:bookmark-start text:name="__DdeLink__29382_4168656669"/><text:span text:style-name="T10">ublic class MyQDLFunc implements QDLFunction</text:span><text:bookmark-end text:name="__DdeLink__29382_4168656669"/><text:span text:style-name="T10">{</text:span></text:p>
      <text:p text:style-name="Preformatted_20_Text"><text:s text:c="7"/><text:span text:style-name="T10">@Override </text:span></text:p>
      <text:p text:style-name="Preformatted_20_Text"><text:s text:c="7"/><text:span text:style-name="T10">public String getName(){</text:span></text:p>
      <text:p text:style-name="Preformatted_20_Text"><text:s text:c="9"/><text:span text:style-name="T10">return “my_func”;</text:span></text:p>
      <text:p text:style-name="Preformatted_20_Text"><text:soft-page-break/><text:s text:c="3"/>// ...<text:span text:style-name="T10">all of the other implementations</text:span></text:p>
      <text:p text:style-name="Preformatted_20_Text"/>
      <text:p text:style-name="Preformatted_20_Text"><text:s text:c="2"/><text:span text:style-name="T10">} // end myQDLFunc</text:span></text:p>
      <text:p text:style-name="Preformatted_20_Text"/>
      <text:p text:style-name="P14">} <text:s/>// end MyClass</text:p>
      <text:p text:style-name="Text_20_body"/>
      <text:p text:style-name="P11">This should implement the Serializable interface. The way QDL saves its state is via Java serialization (if we did not, you would have to write your own serialization/de-serialization mechanism for any extension you write.) See the note below for a fuller explanation of this. </text:p>
      <text:p text:style-name="P10"><text:span text:style-name="T10">This </text:span><text:span text:style-name="T42">example then </text:span><text:span text:style-name="T10">creates a function named </text:span><text:span text:style-name="T13">my_func</text:span><text:span text:style-name="T10"> that QDL can use. </text:span></text:p>
      <text:p text:style-name="P3">When you are loading this, you need to instantiate the class from the parent like this:</text:p>
      <text:p text:style-name="P14">MyClass mc = new MyClass();</text:p>
      <text:p text:style-name="P14">MyQDLFunc myFunc = mc.new MyQDLFunc();</text:p>
      <text:p text:style-name="Text_20_body"/>
      <text:p text:style-name="P38">Alternately you could have a each QDL function as its own class and a set of them could share a single instance of the <text:s/>class. This can be done in the QDLLoader for the module.</text:p>
      <text:p text:style-name="P25">Synopsis</text:p>
      <text:list xml:id="list2956012014" text:style-name="L3">
        <text:list-item>
          <text:p text:style-name="P39"><text:span text:style-name="T6">Java</text:span><text:span text:style-name="T5">Module </text:span>is the java analog of the definition <text:span text:style-name="T6">m</text:span><text:span text:style-name="T5">od</text:span><text:span text:style-name="T6">ule[. . .].</text:span> It has the variables, functions and documentation. </text:p>
        </text:list-item>
        <text:list-item>
          <text:p text:style-name="P41"><text:span text:style-name="T5">QDLModuleMetaClass</text:span><text:span text:style-name="T50"> is an actual implementing class. Each variable or function is an inner class of this class. You don’t need to set your module up as inner classes.</text:span></text:p>
        </text:list-item>
        <text:list-item>
          <text:p text:style-name="P40"><text:span text:style-name="T5">QDL</text:span><text:span text:style-name="T7">Loader</text:span><text:span text:style-name="T5"> </text:span><text:span text:style-name="T50">is the class that </text:span><text:span text:style-name="T7">m</text:span><text:span text:style-name="T5">odule_</text:span><text:span text:style-name="T7">load</text:span><text:span text:style-name="T5"> </text:span><text:span text:style-name="T50">calls. Since this is user-facing, a good name is in order.</text:span></text:p>
        </text:list-item>
      </text:list>
      <text:h text:style-name="Heading_20_2" text:outline-level="2">Are modules classes?</text:h>
      <text:p text:style-name="P8">No. Not quite. They are encapsulated units. The difference is that a class you can pass around with a reference, modules you cannot (though you can pass along anything inside one.) <text:span text:style-name="T48">Also, in QDL there is no inheritance of modules.</text:span></text:p>
      <text:h text:style-name="P30" text:outline-level="2">Serializability</text:h>
      <text:h text:style-name="Heading_20_3" text:outline-level="3">Java Serialization Guidelines</text:h>
      <text:p text:style-name="P37"><text:span text:style-name="T49">Make sure that java serialization is handled right for any modules you create. </text:span><text:span text:style-name="T48">The way that new instances of classes are done for you on the fly are via serialization (they are serialized then every new instance of the module is deserialized as its own instance.) </text:span><text:span text:style-name="T49">This means that things (like loggers) that should not be serialized should be marked </text:span><text:span text:style-name="T14">transient</text:span><text:span text:style-name="T26">. </text:span><text:span text:style-name="T27">For the vast majority of implementations, you don’t really need to do anything. </text:span></text:p>
      <text:p text:style-name="P24"><text:soft-page-break/>Saving workspaces with serialization</text:p>
      <text:p text:style-name="P37"><text:span text:style-name="T26">QDL </text:span><text:span text:style-name="T15">can</text:span><text:span text:style-name="T25"> save </text:span><text:span text:style-name="T26">its workspace using Java serialization. </text:span><text:span text:style-name="T25">For certain types of complex state where you do not want to write the XML serialization code, this can work</text:span><text:span text:style-name="T26"> and this was chosen because otherwise every additional module needs to have a serialization mechanism designed and implemented – which can be a tremendous amount of work. If a module you wrote is not serializable, then you cannot save a workspace that references it. <text:s/></text:span><text:span text:style-name="T25">Do not forget that changes to your class may make it impossible to deserialize a workspace later, so you really must handle the serialization right if you intend to save your work this way. </text:span><text:span text:style-name="T26">The best way to test this is at some point when you are testing your module inside a QDL workspace is just try to save the workspace and see what messages are produced. </text:span></text:p>
      <text:p text:style-name="P13"><text:span text:style-name="T21">There are any number of criticisms of Java’s serialization mechanism and most of these boil down to the fact that it was never intended to be used in web traffic, so </text:span><text:span text:style-name="T20">if </text:span><text:span text:style-name="T21">it is possible to intercept a serialized object, </text:span><text:span text:style-name="T20">then</text:span><text:span text:style-name="T21"> malicious code </text:span><text:span text:style-name="T20">can be injected </text:span><text:span text:style-name="T21">that will be executed on deserialization. As long as it is used for local </text:span><text:span text:style-name="T25">operations or </text:span><text:span text:style-name="T21">storage only (exactly what QDL does with it) it is a fine thing. You should, however, consider uses that send serialized objects over the network (standard </text:span><text:span text:style-name="T20">fix </text:span><text:span text:style-name="T21">is to require an SSL connection for all network traffic), but that is far outside the scope of what we are doing here.</text:span></text:p>
      <text:h text:style-name="Heading_20_3" text:outline-level="3"><text:span text:style-name="T22">X</text:span><text:span text:style-name="T17">ML Serialization Guidelines</text:span></text:h>
      <text:p text:style-name="P7">To support serialization to XML (which you should do really), you need to override the following as needed.</text:p>
      <text:list xml:id="list3380756937" text:style-name="L2">
        <text:list-item>
          <text:p text:style-name="P34"><text:span text:style-name="T41">readExtraXMLAttributes</text:span><text:span text:style-name="T22"> read the additional attributes to the module tag</text:span></text:p>
        </text:list-item>
        <text:list-item>
          <text:p text:style-name="P34"><text:span text:style-name="T41">writeExtraXMLAttributes</text:span><text:span text:style-name="T22"> write attributes to the module tag</text:span></text:p>
        </text:list-item>
        <text:list-item>
          <text:p text:style-name="P34"><text:span text:style-name="T41">readExtraXMLElements</text:span><text:span text:style-name="T22"> read custom elements inside the module element</text:span></text:p>
        </text:list-item>
        <text:list-item>
          <text:p text:style-name="P34"><text:span text:style-name="T41">writeExtraXMLElements</text:span><text:span text:style-name="T22"> write custom elements inside the module element.</text:span></text:p>
        </text:list-item>
      </text:list>
      <text:p text:style-name="P12"><text:span text:style-name="T22">P</text:span><text:span text:style-name="T17">lease read the javadoc for these methods. Also, always call super! </text:span><text:span text:style-name="T23">These also allow you to create instances of things or read configuration you stashed and re-initialize your objects. The aim is that if a user serializes their workspace, deserializing it gives back a fully functional set of objects.</text:span></text:p>
      <text:list xml:id="list82353542252660" text:continue-numbering="true" text:style-name="L2">
        <text:list-item>
          <text:list>
            <text:list-item>
              <text:list>
                <text:list-header>
                  <text:h text:style-name="P31" text:outline-level="3">State</text:h>
                </text:list-header>
              </text:list>
            </text:list-item>
          </text:list>
        </text:list-item>
      </text:list>
      <text:p text:style-name="P9"><text:span text:style-name="T42">The </text:span><text:a xlink:type="simple" xlink:href="https://cilogon.github.io/qdl/apidocs/edu/uiuc/ncsa/qdl/state/State.html" text:style-name="Internet_20_link" text:visited-style-name="Visited_20_Internet_20_Link"><text:span text:style-name="T46">State object</text:span></text:a><text:span text:style-name="T42"> from QDL will be injected </text:span><text:span text:style-name="T28">at runtime and each function will have the state at that instant injected into it </text:span><text:span text:style-name="T30">in the evaluate method</text:span><text:span text:style-name="T28">. This means that the state object should</text:span><text:span text:style-name="T16"> not</text:span><text:span text:style-name="T28"> be part of the enclosing class, </text:span><text:span text:style-name="T29">but processed in the evaluate method where it is passed</text:span><text:span text:style-name="T28">. </text:span><text:span text:style-name="T29">Do not try to store State objects.</text:span><text:span text:style-name="T16">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21bfb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3T07:52:44.032096988</meta:creation-date>
    <dc:date>2021-10-05T08:23:52.368443154</dc:date>
    <meta:editing-duration>P19DT3H1M21S</meta:editing-duration>
    <meta:editing-cycles>24</meta:editing-cycles>
    <meta:generator>LibreOffice/6.4.7.2$Linux_X86_64 LibreOffice_project/40$Build-2</meta:generator>
    <meta:document-statistic meta:table-count="0" meta:image-count="0" meta:object-count="0" meta:page-count="4" meta:paragraph-count="74" meta:word-count="1350" meta:character-count="8248" meta:non-whitespace-character-count="6878"/>
  </office:meta>
</office:document-meta>
</file>